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imes New         Roman" svg:font-family="'Times New         Roman', serif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>
      <style:text-properties fo:language="en" fo:country="GB"/>
    </style:style>
    <style:style style:name="P3" style:family="paragraph">
      <style:text-properties fo:language="en" fo:country="GB" fo:font-weight="bold" style:font-weight-asian="bold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 style:font-weight-complex="bold"/>
    </style:style>
    <style:style style:name="T3" style:family="text">
      <style:text-properties style:font-name="Times New         Roman" fo:font-size="9pt" fo:language="en" fo:country="GB"/>
    </style:style>
    <style:style style:name="T4" style:family="text">
      <style:text-properties fo:font-size="9pt" fo:language="en" fo:country="GB"/>
    </style:style>
    <style:style style:name="T5" style:family="text">
      <style:text-properties fo:color="#1c1c1c" fo:font-size="9pt" fo:language="en" fo:country="GB"/>
    </style:style>
    <style:style style:name="T6" style:family="text">
      <style:text-properties fo:font-size="8.5pt" fo:language="en" fo:country="GB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Principle 4: Board Assessment and Breach of Code of Conduct</text:p>
      <text:p text:style-name="P1"><text:span text:style-name="T2">33.</text:span><text:span text:style-name="T1"><text:tab/>The board, the principal officer and the sub-committees of the board should be subject to an <text:tab/>appraisal of their performance at least once every year. The sub-committees of the board should <text:tab/>also be subject to appraisal. The purpose of the appraisal is to assess the effectiveness of the <text:tab/>board, the principal officer and the sub-committees, and to highlight where improvements <text:tab/>should be implemented.</text:span></text:p>
      <text:p text:style-name="P1"><text:span text:style-name="T2">34.</text:span><text:span text:style-name="T1"><text:tab/>Where a board member breaches the fund's code of conduct or acts in contravention of any of <text:tab/>the responsibilities imposed upon him or her then the board should take such action as it <text:tab/>considers appropriate, after consideration of any argument presented in defence of the board <text:tab/>member concerned. This may, should the rules of the fund permit, be in the form of, inter alia, <text:tab/>declaring that such trustee should vacate office; that such trustee is suspended from office for <text:tab/>such period or in respect of such function as the board may decide, and subject to any <text:tab/>appropriate terms and conditions imposed by the board. The objective of action by the board <text:tab/>against a trustee is to preserve the integrity of the board and its governance role. Action against <text:tab/>a board member should not be solely driven by whether or not the breach gave rise to financial <text:tab/>or other reputational prejudice being suffered by the fund or any other stakeholder. Each matter <text:tab/>should be assessed on the facts and merits of the situation, and an appropriate form of discipline <text:tab/>should be imposed.</text:span></text:p>
      <text:p>GOVERNANCE BY THE BOARD OF THE OPERATIONS OF THE FUN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Times New         Roman" svg:font-family="'Times New         Roman', serif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Fourie</meta:initial-creator>
    <meta:creation-date>2012-07-19T09:38:25</meta:creation-date>
    <dc:date>2012-07-19T09:41:02</dc:date>
    <dc:creator>Steven Fourie</dc:creator>
    <meta:editing-duration>PT8S</meta:editing-duration>
    <meta:editing-cycles>2</meta:editing-cycles>
    <meta:generator>LibreOffice/3.5$Linux_X86_64 LibreOffice_project/350m1$Build-3</meta:generator>
    <meta:document-statistic meta:table-count="0" meta:image-count="0" meta:object-count="0" meta:page-count="1" meta:paragraph-count="4" meta:word-count="266" meta:character-count="1588" meta:non-whitespace-character-count="1311"/>
  </office:meta>
</office:document-meta>
</file>